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ans1" svg:font-family="'Liberation San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6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none" draw:fill="solid" draw:fill-color="#595959"/>
    </style:style>
    <style:style style:name="gr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56cm" fo:min-width="0.542cm" fo:padding-top="0cm" fo:padding-bottom="0cm" fo:padding-left="0cm" fo:padding-right="0cm"/>
    </style:style>
    <style:style style:name="gr5" style:family="graphic" style:parent-style-name="standard">
      <style:graphic-properties draw:stroke="solid" svg:stroke-width="0.036cm" svg:stroke-color="#333333" draw:stroke-linejoin="round" svg:stroke-linecap="butt" draw:fill="none" fo:padding-top="0.018cm" fo:padding-bottom="0.018cm" fo:padding-left="0.018cm" fo:padding-right="0.01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6cm" svg:stroke-color="#000000" draw:stroke-linejoin="round" svg:stroke-linecap="butt" draw:fill="none" fo:padding-top="0.018cm" fo:padding-bottom="0.018cm" fo:padding-left="0.018cm" fo:padding-right="0.018cm"/>
    </style:style>
    <style:style style:name="gr8"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P1" style:family="paragraph">
      <loext:graphic-properties draw:fill="none"/>
      <style:text-properties fo:color="#000000" style:font-name="Arial" fo:font-size="14pt"/>
    </style:style>
    <style:style style:name="P2" style:family="paragraph">
      <loext:graphic-properties draw:fill="none"/>
      <style:text-properties fo:color="#000000"/>
    </style:style>
    <style:style style:name="P3" style:family="paragraph">
      <loext:graphic-properties draw:fill="solid" draw:fill-color="#595959"/>
      <style:text-properties fo:color="#000000" style:font-name="Arial" fo:font-size="14pt"/>
    </style:style>
    <style:style style:name="P4" style:family="paragraph">
      <loext:graphic-properties draw:fill="solid" draw:fill-color="#595959"/>
      <style:text-properties fo:color="#000000"/>
    </style:style>
    <style:style style:name="P5" style:family="paragraph">
      <style:paragraph-properties fo:text-align="start" style:writing-mode="lr-tb"/>
      <style:text-properties fo:color="#000000" style:font-name="Arial" fo:font-size="14pt"/>
    </style:style>
    <style:style style:name="P6" style:family="paragraph">
      <loext:graphic-properties draw:fill="none"/>
      <style:paragraph-properties fo:text-align="start" style:writing-mode="lr-tb"/>
      <style:text-properties fo:color="#000000" style:font-name="Arial" fo:font-size="14pt" style:font-size-asian="10pt" style:font-size-complex="10pt"/>
    </style:style>
    <style:style style:name="P7" style:family="paragraph">
      <loext:graphic-properties draw:fill="none"/>
      <style:paragraph-properties fo:text-align="start" style:writing-mode="lr-tb"/>
      <style:text-properties fo:color="#000000" style:font-name="Arial" fo:font-size="14pt" style:font-size-asian="12pt" style:font-size-complex="12pt"/>
    </style:style>
    <style:style style:name="P8" style:family="paragraph">
      <style:paragraph-properties fo:text-align="start" style:writing-mode="lr-tb"/>
      <style:text-properties fo:color="#000000"/>
    </style:style>
    <style:style style:name="P9" style:family="paragraph">
      <loext:graphic-properties draw:fill="none"/>
      <style:paragraph-properties fo:text-align="start" style:writing-mode="lr-tb"/>
      <style:text-properties fo:color="#000000" fo:font-size="18pt" style:font-size-asian="18pt" style:font-size-complex="18pt"/>
    </style:style>
    <style:style style:name="T1" style:family="text">
      <style:text-properties style:font-size-asian="10pt" style:font-name-complex="Arial1" style:font-size-complex="10pt"/>
    </style:style>
    <style:style style:name="T2" style:family="text">
      <style:text-properties style:font-size-asian="12pt" style:font-name-complex="Arial1" style:font-size-complex="12pt"/>
    </style:style>
    <style:style style:name="T3" style:family="text">
      <style:text-properties style:font-name="Liberation Sans1" fo:font-size="18pt" style:font-size-asian="18pt" style:font-name-complex="Liberation Sans1"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1.498cm" svg:y1="6.61cm" svg:x2="10.773cm" svg:y2="6.61cm">
          <text:p/>
        </draw:line>
        <draw:line draw:style-name="gr1" draw:text-style-name="P2" draw:layer="layout" svg:x1="1.651cm" svg:y1="5.047cm" svg:x2="10.773cm" svg:y2="5.047cm">
          <text:p/>
        </draw:line>
        <draw:line draw:style-name="gr1" draw:text-style-name="P2" draw:layer="layout" svg:x1="1.651cm" svg:y1="3.484cm" svg:x2="10.773cm" svg:y2="3.484cm">
          <text:p/>
        </draw:line>
        <draw:line draw:style-name="gr1" draw:text-style-name="P2" draw:layer="layout" svg:x1="1.651cm" svg:y1="1.921cm" svg:x2="10.773cm" svg:y2="1.921cm">
          <text:p/>
        </draw:line>
        <draw:polygon draw:style-name="gr2" draw:text-style-name="P3" draw:layer="layout" svg:width="0.281cm" svg:height="0.187cm" svg:x="1.92cm" svg:y="6.423cm" svg:viewBox="0 0 282 188" draw:points="0,188 282,188 282,0 0,0">
          <text:p/>
        </draw:polygon>
        <draw:polygon draw:style-name="gr2" draw:text-style-name="P3" draw:layer="layout" svg:width="0.281cm" svg:height="0.593cm" svg:x="2.201cm" svg:y="6.017cm" svg:viewBox="0 0 282 594" draw:points="0,594 282,594 282,0 0,0">
          <text:p/>
        </draw:polygon>
        <draw:polygon draw:style-name="gr2" draw:text-style-name="P4" draw:layer="layout" svg:width="0.281cm" svg:height="0.406cm" svg:x="2.482cm" svg:y="6.204cm" svg:viewBox="0 0 282 407" draw:points="0,407 282,407 282,0 0,0">
          <text:p/>
        </draw:polygon>
        <draw:polygon draw:style-name="gr2" draw:text-style-name="P4" draw:layer="layout" svg:width="0.28cm" svg:height="0.533cm" svg:x="2.762cm" svg:y="6.077cm" svg:viewBox="0 0 281 534" draw:points="0,534 281,534 281,0 0,0">
          <text:p/>
        </draw:polygon>
        <draw:polygon draw:style-name="gr2" draw:text-style-name="P3" draw:layer="layout" svg:width="0.281cm" svg:height="0.374cm" svg:x="3.042cm" svg:y="6.236cm" svg:viewBox="0 0 282 375" draw:points="0,375 282,375 282,0 0,0">
          <text:p/>
        </draw:polygon>
        <draw:polygon draw:style-name="gr2" draw:text-style-name="P4" draw:layer="layout" svg:width="0.284cm" svg:height="0.72cm" svg:x="3.323cm" svg:y="5.89cm" svg:viewBox="0 0 285 721" draw:points="0,721 285,721 285,0 0,0">
          <text:p/>
        </draw:polygon>
        <draw:polygon draw:style-name="gr2" draw:text-style-name="P4" draw:layer="layout" svg:width="0.284cm" svg:height="0.438cm" svg:x="3.604cm" svg:y="6.172cm" svg:viewBox="0 0 285 439" draw:points="0,439 285,439 285,0 0,0">
          <text:p/>
        </draw:polygon>
        <draw:polygon draw:style-name="gr2" draw:text-style-name="P3" draw:layer="layout" svg:width="0.281cm" svg:height="0.374cm" svg:x="3.888cm" svg:y="6.236cm" svg:viewBox="0 0 282 375" draw:points="0,375 282,375 282,0 0,0">
          <text:p/>
        </draw:polygon>
        <draw:polygon draw:style-name="gr2" draw:text-style-name="P4" draw:layer="layout" svg:width="0.281cm" svg:height="0.593cm" svg:x="4.168cm" svg:y="6.017cm" svg:viewBox="0 0 282 594" draw:points="0,594 282,594 282,0 0,0">
          <text:p/>
        </draw:polygon>
        <draw:polygon draw:style-name="gr2" draw:text-style-name="P4" draw:layer="layout" svg:width="0.28cm" svg:height="1.874cm" svg:x="4.449cm" svg:y="4.736cm" svg:viewBox="0 0 281 1875" draw:points="0,1875 281,1875 281,0 0,0">
          <text:p/>
        </draw:polygon>
        <draw:polygon draw:style-name="gr2" draw:text-style-name="P4" draw:layer="layout" svg:width="0.281cm" svg:height="0.533cm" svg:x="4.729cm" svg:y="6.077cm" svg:viewBox="0 0 282 534" draw:points="0,534 282,534 282,0 0,0">
          <text:p/>
        </draw:polygon>
        <draw:polygon draw:style-name="gr2" draw:text-style-name="P4" draw:layer="layout" svg:width="0.281cm" svg:height="0.844cm" svg:x="5.01cm" svg:y="5.766cm" svg:viewBox="0 0 282 845" draw:points="0,845 282,845 282,0 0,0">
          <text:p/>
        </draw:polygon>
        <draw:polygon draw:style-name="gr2" draw:text-style-name="P4" draw:layer="layout" svg:width="0.284cm" svg:height="0.625cm" svg:x="5.291cm" svg:y="5.985cm" svg:viewBox="0 0 285 626" draw:points="0,626 285,626 285,0 0,0">
          <text:p/>
        </draw:polygon>
        <draw:polygon draw:style-name="gr2" draw:text-style-name="P4" draw:layer="layout" svg:width="0.281cm" svg:height="1.062cm" svg:x="5.574cm" svg:y="5.548cm" svg:viewBox="0 0 282 1063" draw:points="0,1063 282,1063 282,0 0,0">
          <text:p/>
        </draw:polygon>
        <draw:polygon draw:style-name="gr2" draw:text-style-name="P4" draw:layer="layout" svg:width="0.281cm" svg:height="2.939cm" svg:x="5.855cm" svg:y="3.671cm" svg:viewBox="0 0 282 2940" draw:points="0,2940 282,2940 282,0 0,0">
          <text:p/>
        </draw:polygon>
        <draw:polygon draw:style-name="gr2" draw:text-style-name="P4" draw:layer="layout" svg:width="0.285cm" svg:height="5.596cm" svg:x="6.05cm" svg:y="1.014cm" svg:viewBox="0 0 286 5597" draw:points="0,5597 286,5597 286,0 0,0">
          <text:p/>
        </draw:polygon>
        <draw:polygon draw:style-name="gr2" draw:text-style-name="P4" draw:layer="layout" svg:width="0.281cm" svg:height="3.437cm" svg:x="6.316cm" svg:y="3.173cm" svg:viewBox="0 0 282 3438" draw:points="0,3438 282,3438 282,0 0,0">
          <text:p/>
        </draw:polygon>
        <draw:polygon draw:style-name="gr2" draw:text-style-name="P4" draw:layer="layout" svg:width="0.281cm" svg:height="3.468cm" svg:x="6.596cm" svg:y="3.142cm" svg:viewBox="0 0 282 3469" draw:points="0,3469 282,3469 282,0 0,0">
          <text:p/>
        </draw:polygon>
        <draw:polygon draw:style-name="gr2" draw:text-style-name="P4" draw:layer="layout" svg:width="0.284cm" svg:height="2.283cm" svg:x="6.877cm" svg:y="4.327cm" svg:viewBox="0 0 285 2284" draw:points="0,2284 285,2284 285,0 0,0">
          <text:p/>
        </draw:polygon>
        <draw:polygon draw:style-name="gr2" draw:text-style-name="P4" draw:layer="layout" svg:width="0.281cm" svg:height="1.249cm" svg:x="7.161cm" svg:y="5.361cm" svg:viewBox="0 0 282 1250" draw:points="0,1250 282,1250 282,0 0,0">
          <text:p/>
        </draw:polygon>
        <draw:polygon draw:style-name="gr2" draw:text-style-name="P4" draw:layer="layout" svg:width="0.281cm" svg:height="1.563cm" svg:x="7.442cm" svg:y="5.047cm" svg:viewBox="0 0 282 1564" draw:points="0,1564 282,1564 282,0 0,0">
          <text:p/>
        </draw:polygon>
        <draw:polygon draw:style-name="gr2" draw:text-style-name="P4" draw:layer="layout" svg:width="0.28cm" svg:height="1.468cm" svg:x="7.723cm" svg:y="5.142cm" svg:viewBox="0 0 281 1469" draw:points="0,1469 281,1469 281,0 0,0">
          <text:p/>
        </draw:polygon>
        <draw:polygon draw:style-name="gr2" draw:text-style-name="P4" draw:layer="layout" svg:width="0.281cm" svg:height="0.561cm" svg:x="8.002cm" svg:y="6.049cm" svg:viewBox="0 0 282 562" draw:points="0,562 282,562 282,0 0,0">
          <text:p/>
        </draw:polygon>
        <draw:polygon draw:style-name="gr2" draw:text-style-name="P4" draw:layer="layout" svg:width="0.281cm" svg:height="0.72cm" svg:x="8.283cm" svg:y="5.89cm" svg:viewBox="0 0 282 721" draw:points="0,721 282,721 282,0 0,0">
          <text:p/>
        </draw:polygon>
        <draw:polygon draw:style-name="gr2" draw:text-style-name="P3" draw:layer="layout" svg:width="0.284cm" svg:height="0.374cm" svg:x="8.564cm" svg:y="6.236cm" svg:viewBox="0 0 285 375" draw:points="0,375 285,375 285,0 0,0">
          <text:p/>
        </draw:polygon>
        <draw:polygon draw:style-name="gr2" draw:text-style-name="P4" draw:layer="layout" svg:width="0.284cm" svg:height="0.971cm" svg:x="8.845cm" svg:y="5.639cm" svg:viewBox="0 0 285 972" draw:points="0,972 285,972 285,0 0,0">
          <text:p/>
        </draw:polygon>
        <draw:polygon draw:style-name="gr2" draw:text-style-name="P4" draw:layer="layout" svg:width="0.281cm" svg:height="1.874cm" svg:x="9.129cm" svg:y="4.736cm" svg:viewBox="0 0 282 1875" draw:points="0,1875 282,1875 282,0 0,0">
          <text:p/>
        </draw:polygon>
        <draw:polygon draw:style-name="gr2" draw:text-style-name="P4" draw:layer="layout" svg:width="0.28cm" svg:height="0.625cm" svg:x="9.409cm" svg:y="5.985cm" svg:viewBox="0 0 281 626" draw:points="0,626 281,626 281,0 0,0">
          <text:p/>
        </draw:polygon>
        <draw:polygon draw:style-name="gr2" draw:text-style-name="P3" draw:layer="layout" svg:width="0.281cm" svg:height="0.156cm" svg:x="9.689cm" svg:y="6.454cm" svg:viewBox="0 0 282 157" draw:points="0,157 282,157 282,0 0,0">
          <text:p/>
        </draw:polygon>
        <draw:polygon draw:style-name="gr2" draw:text-style-name="P3" draw:layer="layout" svg:width="0.281cm" svg:height="0.032cm" svg:x="9.97cm" svg:y="6.578cm" svg:viewBox="0 0 282 33" draw:points="0,33 282,33 282,0 0,0">
          <text:p/>
        </draw:polygon>
        <draw:frame draw:style-name="gr3" draw:text-style-name="P6" draw:layer="layout" svg:width="0.352cm" svg:height="0.556cm" svg:x="1.188cm" svg:y="6.331cm">
          <draw:text-box>
            <text:p text:style-name="P5"><text:span text:style-name="T1">0</text:span></text:p>
          </draw:text-box>
        </draw:frame>
        <draw:frame draw:style-name="gr4" draw:text-style-name="P6" draw:layer="layout" svg:width="0.552cm" svg:height="0.556cm" svg:x="0.988cm" svg:y="4.768cm">
          <draw:text-box>
            <text:p text:style-name="P5"><text:span text:style-name="T1">50</text:span></text:p>
          </draw:text-box>
        </draw:frame>
        <draw:line draw:style-name="gr5" draw:text-style-name="P1" draw:layer="layout" svg:x1="1.897cm" svg:y1="6.931cm" svg:x2="1.897cm" svg:y2="6.888cm">
          <text:p/>
        </draw:line>
        <draw:line draw:style-name="gr5" draw:text-style-name="P1" draw:layer="layout" svg:x1="4.106cm" svg:y1="6.931cm" svg:x2="4.106cm" svg:y2="6.888cm">
          <text:p/>
        </draw:line>
        <draw:line draw:style-name="gr5" draw:text-style-name="P1" draw:layer="layout" svg:x1="6.314cm" svg:y1="6.931cm" svg:x2="6.314cm" svg:y2="6.888cm">
          <text:p/>
        </draw:line>
        <draw:line draw:style-name="gr5" draw:text-style-name="P1" draw:layer="layout" svg:x1="8.523cm" svg:y1="6.931cm" svg:x2="8.523cm" svg:y2="6.888cm">
          <text:p/>
        </draw:line>
        <draw:line draw:style-name="gr5" draw:text-style-name="P1" draw:layer="layout" svg:x1="10.731cm" svg:y1="6.931cm" svg:x2="10.731cm" svg:y2="6.888cm">
          <text:p/>
        </draw:line>
        <draw:frame draw:style-name="gr3" draw:text-style-name="P6" draw:layer="layout" svg:width="0.828cm" svg:height="0.556cm" svg:x="0.712cm" svg:y="3.205cm">
          <draw:text-box>
            <text:p text:style-name="P5"><text:span text:style-name="T1">100</text:span></text:p>
          </draw:text-box>
        </draw:frame>
        <draw:frame draw:style-name="gr3" draw:text-style-name="P6" draw:layer="layout" svg:width="0.828cm" svg:height="0.556cm" svg:x="0.712cm" svg:y="1.642cm">
          <draw:text-box>
            <text:p text:style-name="P5"><text:span text:style-name="T1">150</text:span></text:p>
          </draw:text-box>
        </draw:frame>
        <draw:frame draw:style-name="gr3" draw:text-style-name="P6" draw:layer="layout" svg:width="0.352cm" svg:height="0.556cm" svg:x="1.859cm" svg:y="6.933cm">
          <draw:text-box>
            <text:p text:style-name="P5"><text:span text:style-name="T1">0</text:span></text:p>
          </draw:text-box>
        </draw:frame>
        <draw:frame draw:style-name="gr3" draw:text-style-name="P6" draw:layer="layout" svg:width="0.552cm" svg:height="0.556cm" svg:x="3.825cm" svg:y="6.933cm">
          <draw:text-box>
            <text:p text:style-name="P5"><text:span text:style-name="T1">10</text:span></text:p>
          </draw:text-box>
        </draw:frame>
        <draw:frame draw:style-name="gr3" draw:text-style-name="P6" draw:layer="layout" svg:width="0.552cm" svg:height="0.556cm" svg:x="6.034cm" svg:y="6.933cm">
          <draw:text-box>
            <text:p text:style-name="P5"><text:span text:style-name="T1">20</text:span></text:p>
          </draw:text-box>
        </draw:frame>
        <draw:frame draw:style-name="gr3" draw:text-style-name="P6" draw:layer="layout" svg:width="0.552cm" svg:height="0.556cm" svg:x="8.242cm" svg:y="6.933cm">
          <draw:text-box>
            <text:p text:style-name="P5"><text:span text:style-name="T1">30</text:span></text:p>
          </draw:text-box>
        </draw:frame>
        <draw:frame draw:style-name="gr3" draw:text-style-name="P6" draw:layer="layout" svg:width="0.552cm" svg:height="0.556cm" svg:x="10.45cm" svg:y="6.933cm">
          <draw:text-box>
            <text:p text:style-name="P5"><text:span text:style-name="T1">40</text:span></text:p>
          </draw:text-box>
        </draw:frame>
        <draw:frame draw:style-name="gr6" draw:text-style-name="P7" draw:layer="layout" svg:width="3.643cm" svg:height="0.556cm" svg:x="4.812cm" svg:y="7.515cm">
          <draw:text-box>
            <text:p text:style-name="P5"><text:span text:style-name="T2">Plan age (years)</text:span></text:p>
          </draw:text-box>
        </draw:frame>
        <draw:line draw:style-name="gr1" draw:text-style-name="P2" draw:layer="layout" svg:x1="12.483cm" svg:y1="6.602cm" svg:x2="21.448cm" svg:y2="6.602cm">
          <text:p/>
        </draw:line>
        <draw:line draw:style-name="gr1" draw:text-style-name="P2" draw:layer="layout" svg:x1="12.483cm" svg:y1="5.107cm" svg:x2="21.448cm" svg:y2="5.107cm">
          <text:p/>
        </draw:line>
        <draw:line draw:style-name="gr1" draw:text-style-name="P2" draw:layer="layout" svg:x1="12.483cm" svg:y1="3.611cm" svg:x2="21.448cm" svg:y2="3.611cm">
          <text:p/>
        </draw:line>
        <draw:line draw:style-name="gr1" draw:text-style-name="P2" draw:layer="layout" svg:x1="12.483cm" svg:y1="2.115cm" svg:x2="21.448cm" svg:y2="2.115cm">
          <text:p/>
        </draw:line>
        <draw:polyline draw:style-name="gr7" draw:text-style-name="P2" draw:layer="layout" svg:width="8.524cm" svg:height="5.627cm" svg:x="12.498cm" svg:y="0.944cm" svg:viewBox="0 0 8525 5628" draw:points="0,5628 7,5628 15,5621 22,5610 29,5571 36,5571 43,5529 50,5511 57,5511 67,5508 75,5501 82,5494 89,5490 96,5473 103,5473 110,5473 117,5448 124,5444 131,5420 138,5420 145,5420 152,5420 159,5391 170,5391 177,5388 184,5328 191,5321 198,5314 205,5300 212,5296 219,5296 226,5289 233,5236 240,5236 247,5233 254,5183 265,5183 272,5183 279,5166 286,5166 294,5166 301,5095 308,5070 315,5056 322,5053 330,5039 337,5007 344,5007 354,5007 361,5007 365,5007 375,5003 382,4996 389,4996 397,4989 404,4979 411,4979 418,4979 425,4979 432,4972 439,4919 446,4915 453,4915 460,4905 471,4887 478,4887 485,4866 492,4785 499,4770 506,4749 513,4735 520,4735 527,4735 534,4735 541,4718 548,4714 555,4714 562,4714 573,4714 580,4714 587,4714 594,4714 601,4714 608,4714 615,4703 622,4703 629,4693 636,4682 643,4672 651,4661 658,4584 668,4548 675,4516 682,4516 689,4516 696,4516 703,4516 711,4502 718,4495 725,4492 732,4481 739,4478 746,4467 753,4449 760,4389 767,4386 778,4365 785,4365 792,4354 799,4315 806,4312 813,4301 820,4287 827,4277 834,4277 841,4270 848,4185 855,4167 862,4153 873,4132 880,4128 887,4128 894,4128 901,4121 908,4104 915,4083 922,4079 929,4079 936,4068 943,4061 950,4061 957,4054 968,4047 975,4040 982,4019 989,3973 996,3973 1003,3970 1010,3970 1017,3970 1024,3970 1032,3970 1039,3970 1046,3970 1053,3970 1060,3970 1067,3970 1074,3970 1084,3970 1092,3970 1099,3970 1106,3970 1113,3970 1120,3970 1127,3970 1134,3970 1141,3970 1148,3970 1155,3970 1162,3970 1169,3970 1180,3959 1187,3949 1194,3945 1201,3945 1208,3941 1215,3867 1222,3853 1229,3853 1236,3853 1243,3853 1250,3853 1257,3853 1264,3853 1275,3853 1282,3853 1289,3853 1296,3853 1303,3853 1310,3853 1317,3853 1324,3853 1331,3853 1338,3853 1346,3853 1353,3853 1360,3853 1370,3853 1377,3850 1381,3850 1391,3850 1398,3850 1405,3850 1413,3850 1420,3822 1427,3818 1434,3811 1441,3811 1448,3807 1455,3807 1462,3709 1469,3702 1480,3673 1487,3673 1494,3673 1501,3666 1508,3656 1515,3656 1522,3656 1529,3656 1536,3656 1543,3642 1550,3620 1557,3620 1564,3620 1571,3620 1582,3620 1589,3617 1596,3599 1603,3522 1610,3522 1617,3522 1624,3522 1631,3522 1638,3522 1645,3522 1652,3522 1659,3522 1667,3518 1677,3518 1684,3518 1691,3518 1698,3515 1705,3511 1712,3511 1719,3504 1727,3504 1734,3504 1741,3451 1748,3423 1755,3373 1762,3373 1769,3373 1776,3373 1783,3373 1790,3370 1801,3370 1808,3363 1815,3363 1822,3363 1829,3363 1836,3363 1843,3363 1850,3349 1857,3349 1864,3349 1871,3328 1882,3324 1889,3239 1896,3225 1903,3208 1910,3169 1917,3127 1924,3095 1931,3095 1938,3095 1945,3095 1952,3095 1959,3095 1966,3095 1973,3095 1984,3095 1991,3095 1998,3095 2005,3095 2012,3095 2019,3095 2026,3095 2033,3088 2040,3074 2048,3074 2055,3074 2062,3074 2069,3074 2076,3074 2083,3074 2090,3074 2100,3074 2108,3074 2115,3074 2122,3074 2129,3074 2136,3060 2143,3038 2150,2975 2157,2971 2164,2954 2171,2925 2178,2925 2185,2925 2192,2925 2203,2925 2210,2925 2217,2925 2224,2925 2231,2925 2238,2897 2245,2894 2252,2894 2259,2894 2266,2894 2273,2894 2280,2894 2291,2894 2298,2894 2305,2894 2312,2894 2319,2894 2326,2894 2333,2894 2340,2894 2347,2894 2354,2894 2362,2894 2369,2894 2379,2894 2386,2894 2393,2894 2397,2894 2407,2894 2414,2894 2421,2894 2429,2894 2436,2894 2443,2894 2450,2894 2457,2894 2464,2894 2471,2894 2478,2894 2485,2894 2492,2894 2503,2894 2510,2890 2517,2887 2524,2869 2531,2869 2538,2869 2545,2869 2552,2869 2559,2869 2566,2869 2573,2869 2580,2869 2587,2869 2598,2869 2605,2869 2612,2869 2619,2869 2626,2869 2633,2869 2640,2869 2647,2869 2654,2869 2661,2869 2668,2869 2675,2869 2683,2869 2693,2869 2700,2869 2707,2869 2714,2869 2721,2869 2728,2869 2735,2869 2743,2869 2750,2869 2757,2869 2764,2869 2771,2869 2778,2869 2785,2869 2792,2869 2799,2869 2810,2869 2817,2869 2824,2869 2831,2841 2838,2806 2845,2791 2852,2788 2859,2777 2866,2777 2873,2777 2880,2777 2887,2777 2894,2777 2905,2777 2912,2777 2919,2777 2926,2777 2933,2777 2940,2777 2947,2777 2954,2777 2961,2777 2968,2777 2975,2777 2982,2777 2989,2777 3000,2777 3007,2777 3014,2777 3021,2777 3028,2777 3035,2777 3042,2777 3049,2777 3056,2777 3064,2777 3071,2777 3078,2777 3085,2777 3092,2777 3099,2777 3109,2777 3116,2777 3124,2777 3131,2777 3138,2777 3145,2777 3152,2777 3159,2777 3166,2774 3173,2774 3180,2774 3187,2774 3198,2774 3205,2774 3212,2774 3219,2774 3226,2774 3233,2774 3240,2774 3247,2774 3254,2774 3261,2774 3268,2774 3275,2774 3282,2774 3293,2774 3300,2774 3307,2767 3314,2767 3321,2767 3328,2767 3335,2767 3342,2767 3349,2767 3356,2767 3363,2767 3370,2767 3378,2763 3388,2756 3395,2756 3402,2756 3409,2756 3416,2756 3423,2756 3430,2756 3437,2756 3445,2756 3452,2756 3459,2756 3466,2756 3473,2756 3480,2756 3487,2756 3494,2756 3505,2756 3512,2756 3519,2756 3526,2756 3533,2756 3540,2756 3547,2756 3554,2756 3561,2756 3568,2756 3575,2756 3582,2756 3589,2756 3600,2756 3607,2756 3614,2756 3621,2756 3628,2756 3635,2756 3642,2756 3649,2756 3656,2756 3663,2756 3670,2756 3677,2756 3684,2756 3695,2756 3702,2756 3709,2756 3716,2756 3723,2756 3730,2756 3737,2756 3744,2756 3751,2756 3759,2756 3766,2756 3773,2756 3780,2756 3790,2756 3794,2756 3801,2756 3811,2756 3818,2756 3826,2756 3833,2756 3840,2756 3847,2756 3854,2756 3861,2756 3868,2753 3875,2753 3882,2753 3889,2738 3896,2728 3907,2724 3914,2724 3921,2724 3928,2724 3935,2721 3942,2721 3949,2721 3956,2717 3963,2717 3970,2717 3977,2710 3984,2710 3991,2710 4002,2707 4009,2707 4016,2707 4023,2707 4030,2707 4037,2707 4044,2707 4051,2707 4058,2703 4065,2700 4072,2700 4080,2700 4087,2700 4097,2689 4104,2668 4108,2668 4115,2668 4125,2668 4132,2668 4140,2626 4147,2626 4154,2626 4161,2626 4168,2626 4175,2626 4182,2626 4189,2626 4196,2622 4203,2622 4210,2619 4221,2619 4228,2619 4235,2619 4242,2615 4249,2608 4256,2601 4263,2601 4270,2601 4277,2601 4284,2601 4291,2601 4302,2601 4305,2601 4316,2601 4323,2601 4330,2601 4337,2601 4344,2601 4351,2601 4358,2601 4365,2601 4372,2601 4379,2601 4386,2601 4397,2601 4404,2601 4411,2597 4418,2597 4425,2590 4432,2587 4439,2576 4446,2544 4453,2541 4461,2523 4468,2520 4475,2499 4482,2495 4489,2495 4496,2495 4503,2492 4510,2488 4521,2488 4528,2484 4535,2477 4542,2477 4549,2477 4556,2477 4563,2474 4570,2474 4577,2474 4584,2474 4591,2474 4598,2474 4605,2474 4616,2474 4623,2474 4630,2474 4637,2474 4644,2474 4651,2474 4658,2474 4665,2474 4672,2474 4679,2474 4686,2474 4693,2474 4700,2474 4707,2474 4718,2474 4725,2474 4732,2474 4739,2474 4746,2474 4753,2474 4760,2474 4767,2474 4775,2474 4782,2474 4789,2474 4796,2474 4803,2474 4810,2474 4817,2474 4827,2474 4834,2474 4842,2474 4849,2474 4856,2474 4863,2474 4870,2474 4877,2474 4884,2474 4891,2474 4898,2474 4905,2474 4912,2474 4923,2474 4930,2474 4937,2463 4944,2456 4951,2446 4958,2446 4965,2442 4972,2435 4979,2435 4986,2435 4993,2435 5000,2435 5007,2435 5018,2428 5025,2421 5032,2421 5039,2417 5046,2414 5053,2410 5060,2410 5067,2407 5074,2382 5081,2382 5088,2382 5096,2382 5103,2382 5113,2382 5120,2382 5124,2382 5134,2350 5141,2350 5148,2350 5156,2347 5163,2329 5170,2326 5177,2326 5184,2326 5191,2326 5198,2326 5205,2326 5212,2326 5219,2326 5230,2326 5237,2326 5244,2322 5251,2322 5258,2322 5265,2322 5272,2322 5279,2322 5286,2322 5293,2322 5300,2322 5307,2322 5314,2322 5325,2322 5332,2322 5339,2322 5346,2322 5353,2322 5360,2322 5367,2322 5374,2322 5381,2322 5388,2322 5395,2322 5402,2322 5410,2322 5420,2322 5427,2322 5434,2322 5441,2322 5448,2322 5455,2322 5462,2322 5469,2322 5477,2322 5484,2322 5491,2322 5498,2322 5505,2322 5512,2322 5519,2322 5526,2322 5537,2322 5544,2322 5551,2322 5558,2322 5565,2322 5572,2322 5579,2322 5586,2322 5593,2322 5600,2322 5607,2322 5614,2322 5621,2322 5632,2322 5639,2322 5646,2322 5653,2322 5660,2322 5667,2315 5674,2305 5681,2301 5688,2301 5695,2301 5702,2301 5709,2301 5716,2301 5727,2301 5734,2301 5741,2298 5748,2283 5755,2259 5762,2259 5769,2259 5776,2259 5783,2259 5791,2255 5798,2252 5805,2252 5812,2252 5822,2252 5826,2252 5833,2227 5843,2220 5850,2220 5858,2220 5865,2220 5872,2220 5879,2220 5886,2220 5893,2206 5900,2178 5907,2178 5914,2174 5921,2174 5932,2174 5939,2174 5946,2174 5953,2171 5960,2171 5967,2171 5974,2171 5981,2167 5988,2163 5995,2163 6002,2163 6009,2163 6016,2163 6027,2163 6034,2163 6041,2163 6048,2163 6055,2163 6062,2135 6069,2135 6076,2135 6083,2135 6090,2135 6097,2135 6104,2135 6112,2135 6119,2128 6129,2128 6136,2128 6140,2128 6150,2128 6157,2125 6164,2125 6172,2121 6179,2118 6186,2118 6193,2118 6200,2118 6207,2114 6214,2111 6221,2111 6228,2103 6235,2100 6246,2100 6253,2096 6260,2089 6267,2079 6274,2079 6281,2072 6288,2058 6295,2058 6302,2058 6309,2054 6316,2054 6323,2026 6334,2026 6337,2026 6348,2026 6355,2026 6362,2026 6369,2022 6376,2022 6383,2022 6390,2022 6397,2022 6404,2019 6411,2012 6418,2012 6429,2008 6436,2008 6443,2008 6450,2001 6457,1998 6464,1991 6471,1991 6478,1991 6485,1973 6493,1966 6500,1962 6507,1962 6514,1955 6521,1952 6528,1945 6535,1934 6542,1931 6553,1931 6560,1895 6567,1895 6574,1881 6581,1878 6588,1878 6595,1878 6602,1878 6609,1878 6616,1878 6623,1878 6630,1878 6637,1878 6648,1856 6655,1856 6662,1856 6669,1856 6676,1845 6683,1841 6690,1838 6697,1838 6704,1831 6711,1820 6718,1817 6725,1810 6732,1796 6743,1792 6750,1781 6757,1778 6764,1767 6771,1764 6778,1750 6785,1739 6792,1739 6799,1725 6807,1725 6814,1725 6821,1725 6828,1725 6838,1725 6842,1725 6849,1725 6859,1721 6866,1721 6874,1714 6881,1707 6888,1707 6895,1707 6902,1704 6909,1700 6916,1693 6923,1693 6930,1693 6937,1690 6944,1651 6955,1647 6962,1647 6969,1644 6976,1640 6983,1626 6990,1626 6997,1626 7004,1612 7011,1602 7018,1602 7025,1591 7032,1587 7039,1587 7050,1577 7057,1577 7064,1577 7071,1577 7078,1577 7085,1577 7092,1577 7099,1577 7106,1577 7113,1577 7120,1577 7128,1577 7135,1577 7145,1577 7152,1577 7156,1577 7166,1577 7173,1573 7180,1573 7188,1573 7195,1573 7202,1573 7209,1573 7216,1556 7223,1545 7230,1542 7237,1531 7244,1517 7251,1506 7262,1506 7269,1506 7276,1506 7283,1506 7290,1489 7297,1475 7304,1467 7311,1464 7318,1460 7325,1450 7332,1446 7339,1446 7346,1446 7357,1446 7364,1446 7371,1446 7378,1446 7385,1425 7392,1422 7399,1400 7406,1397 7413,1330 7420,1295 7427,1281 7434,1281 7442,1281 7452,1277 7459,1277 7466,1263 7473,1259 7480,1252 7487,1224 7494,1206 7501,1206 7509,1206 7516,1206 7523,1161 7530,1139 7537,1129 7544,1125 7551,1108 7561,1108 7569,1108 7576,1104 7583,1101 7590,1090 7597,1065 7604,1065 7611,1048 7618,1048 7625,1030 7632,970 7639,935 7646,935 7657,910 7664,910 7671,910 7678,900 7685,900 7692,900 7699,900 7706,900 7713,900 7720,878 7727,868 7734,864 7741,864 7748,864 7759,857 7766,836 7773,829 7780,825 7787,822 7794,822 7801,808 7808,808 7815,790 7823,790 7830,787 7837,751 7844,751 7854,751 7858,751 7868,751 7875,727 7882,727 7890,727 7897,727 7904,695 7911,688 7918,684 7925,684 7932,681 7939,681 7946,681 7953,677 7964,674 7971,674 7978,674 7985,674 7992,674 7999,674 8006,674 8013,670 8020,670 8027,663 8034,663 8041,656 8048,646 8059,646 8066,646 8073,646 8080,646 8087,646 8094,638 8101,624 8108,621 8115,617 8122,614 8129,614 8136,614 8144,610 8154,610 8161,610 8168,610 8172,603 8182,603 8189,603 8196,603 8204,603 8211,600 8218,600 8225,593 8232,593 8239,582 8246,578 8253,578 8260,578 8267,578 8278,578 8285,578 8292,578 8299,575 8306,550 8313,550 8320,526 8327,522 8334,522 8341,519 8348,519 8355,504 8366,487 8373,483 8380,469 8387,469 8394,469 8401,469 8408,466 8415,466 8422,427 8429,409 8436,409 8443,384 8450,384 8461,374 8468,360 8475,356 8482,346 8489,314 8496,310 8503,286 8510,272 8517,219 8525,0">
          <text:p/>
        </draw:polyline>
        <draw:frame draw:style-name="gr6" draw:text-style-name="P7" draw:layer="layout" svg:width="4.138cm" svg:height="0.556cm" draw:transform="rotate (1.5707963267949) translate (0.142cm 5.841cm)">
          <draw:text-box>
            <text:p text:style-name="P5"><text:span text:style-name="T2">Number of species</text:span></text:p>
          </draw:text-box>
        </draw:frame>
        <draw:frame draw:style-name="gr3" draw:text-style-name="P6" draw:layer="layout" svg:width="0.352cm" svg:height="0.556cm" svg:x="11.92cm" svg:y="6.324cm">
          <draw:text-box>
            <text:p text:style-name="P5"><text:span text:style-name="T1">0</text:span></text:p>
          </draw:text-box>
        </draw:frame>
        <draw:frame draw:style-name="gr3" draw:text-style-name="P6" draw:layer="layout" svg:width="0.552cm" svg:height="0.556cm" svg:x="11.839cm" svg:y="4.828cm">
          <draw:text-box>
            <text:p text:style-name="P5"><text:span text:style-name="T1">10</text:span></text:p>
          </draw:text-box>
        </draw:frame>
        <draw:line draw:style-name="gr5" draw:text-style-name="P1" draw:layer="layout" svg:x1="12.446cm" svg:y1="6.602cm" svg:x2="12.483cm" svg:y2="6.602cm">
          <text:p/>
        </draw:line>
        <draw:line draw:style-name="gr5" draw:text-style-name="P1" draw:layer="layout" svg:x1="12.446cm" svg:y1="5.107cm" svg:x2="12.483cm" svg:y2="5.107cm">
          <text:p/>
        </draw:line>
        <draw:line draw:style-name="gr5" draw:text-style-name="P1" draw:layer="layout" svg:x1="12.446cm" svg:y1="3.611cm" svg:x2="12.483cm" svg:y2="3.611cm">
          <text:p/>
        </draw:line>
        <draw:line draw:style-name="gr5" draw:text-style-name="P1" draw:layer="layout" svg:x1="12.446cm" svg:y1="2.115cm" svg:x2="12.483cm" svg:y2="2.115cm">
          <text:p/>
        </draw:line>
        <draw:line draw:style-name="gr5" draw:text-style-name="P1" draw:layer="layout" svg:x1="12.491cm" svg:y1="6.892cm" svg:x2="12.491cm" svg:y2="6.849cm">
          <text:p/>
        </draw:line>
        <draw:line draw:style-name="gr5" draw:text-style-name="P1" draw:layer="layout" svg:x1="14.622cm" svg:y1="6.892cm" svg:x2="14.622cm" svg:y2="6.849cm">
          <text:p/>
        </draw:line>
        <draw:line draw:style-name="gr5" draw:text-style-name="P1" draw:layer="layout" svg:x1="16.756cm" svg:y1="6.892cm" svg:x2="16.756cm" svg:y2="6.849cm">
          <text:p/>
        </draw:line>
        <draw:line draw:style-name="gr5" draw:text-style-name="P1" draw:layer="layout" svg:x1="18.887cm" svg:y1="6.892cm" svg:x2="18.887cm" svg:y2="6.849cm">
          <text:p/>
        </draw:line>
        <draw:line draw:style-name="gr5" draw:text-style-name="P1" draw:layer="layout" svg:x1="21.022cm" svg:y1="6.892cm" svg:x2="21.022cm" svg:y2="6.849cm">
          <text:p/>
        </draw:line>
        <draw:frame draw:style-name="gr3" draw:text-style-name="P6" draw:layer="layout" svg:width="0.552cm" svg:height="0.556cm" svg:x="11.839cm" svg:y="3.332cm">
          <draw:text-box>
            <text:p text:style-name="P5"><text:span text:style-name="T1">20</text:span></text:p>
          </draw:text-box>
        </draw:frame>
        <draw:frame draw:style-name="gr3" draw:text-style-name="P6" draw:layer="layout" svg:width="0.552cm" svg:height="0.556cm" svg:x="11.839cm" svg:y="1.836cm">
          <draw:text-box>
            <text:p text:style-name="P5"><text:span text:style-name="T1">30</text:span></text:p>
          </draw:text-box>
        </draw:frame>
        <draw:frame draw:style-name="gr3" draw:text-style-name="P6" draw:layer="layout" svg:width="0.352cm" svg:height="0.556cm" svg:x="12.35cm" svg:y="6.894cm">
          <draw:text-box>
            <text:p text:style-name="P5"><text:span text:style-name="T1">0</text:span></text:p>
          </draw:text-box>
        </draw:frame>
        <draw:frame draw:style-name="gr3" draw:text-style-name="P6" draw:layer="layout" svg:width="0.552cm" svg:height="0.556cm" svg:x="14.345cm" svg:y="6.894cm">
          <draw:text-box>
            <text:p text:style-name="P5"><text:span text:style-name="T1">25</text:span></text:p>
          </draw:text-box>
        </draw:frame>
        <draw:frame draw:style-name="gr3" draw:text-style-name="P6" draw:layer="layout" svg:width="0.552cm" svg:height="0.556cm" svg:x="16.476cm" svg:y="6.894cm">
          <draw:text-box>
            <text:p text:style-name="P5"><text:span text:style-name="T1">50</text:span></text:p>
          </draw:text-box>
        </draw:frame>
        <draw:frame draw:style-name="gr3" draw:text-style-name="P6" draw:layer="layout" svg:width="0.552cm" svg:height="0.556cm" svg:x="18.61cm" svg:y="6.894cm">
          <draw:text-box>
            <text:p text:style-name="P5"><text:span text:style-name="T1">75</text:span></text:p>
          </draw:text-box>
        </draw:frame>
        <draw:frame draw:style-name="gr3" draw:text-style-name="P6" draw:layer="layout" svg:width="0.828cm" svg:height="0.556cm" svg:x="20.702cm" svg:y="6.894cm">
          <draw:text-box>
            <text:p text:style-name="P5"><text:span text:style-name="T1">100</text:span></text:p>
          </draw:text-box>
        </draw:frame>
        <draw:line draw:style-name="gr1" draw:text-style-name="P2" draw:layer="layout" svg:x1="12.484cm" svg:y1="13.453cm" svg:x2="21.508cm" svg:y2="13.453cm">
          <text:p/>
        </draw:line>
        <draw:line draw:style-name="gr1" draw:text-style-name="P2" draw:layer="layout" svg:x1="12.484cm" svg:y1="11.958cm" svg:x2="21.508cm" svg:y2="11.958cm">
          <text:p/>
        </draw:line>
        <draw:line draw:style-name="gr1" draw:text-style-name="P2" draw:layer="layout" svg:x1="12.484cm" svg:y1="10.462cm" svg:x2="21.508cm" svg:y2="10.462cm">
          <text:p/>
        </draw:line>
        <draw:line draw:style-name="gr1" draw:text-style-name="P2" draw:layer="layout" svg:x1="12.484cm" svg:y1="8.966cm" svg:x2="21.508cm" svg:y2="8.966cm">
          <text:p/>
        </draw:line>
        <draw:polyline draw:style-name="gr7" draw:text-style-name="P2" draw:layer="layout" svg:width="8.523cm" svg:height="5.627cm" svg:x="12.562cm" svg:y="7.795cm" svg:viewBox="0 0 8524 5628" draw:points="0,5628 14,5621 28,5610 42,5575 53,5571 70,5529 85,5511 99,5511 113,5508 127,5501 141,5494 155,5490 169,5472 183,5448 197,5444 212,5420 227,5391 241,5391 255,5388 269,5328 283,5321 297,5314 311,5300 325,5296 340,5296 354,5289 368,5236 382,5233 396,5183 410,5166 424,5166 438,5095 452,5070 467,5056 481,5053 495,5039 509,5007 523,5003 537,4996 551,4996 565,4989 579,4979 594,4972 611,4919 622,4915 636,4904 650,4887 664,4866 678,4785 692,4770 710,4749 724,4735 738,4718 749,4714 766,4703 781,4693 795,4686 809,4672 823,4661 837,4583 851,4548 865,4516 879,4502 893,4495 908,4492 922,4481 936,4478 950,4467 964,4449 978,4389 992,4386 1006,4365 1020,4365 1035,4354 1049,4315 1063,4312 1077,4301 1091,4287 1105,4277 1119,4277 1133,4269 1147,4185 1162,4167 1176,4153 1190,4132 1204,4128 1218,4128 1232,4121 1246,4104 1260,4083 1274,4079 1289,4079 1306,4068 1317,4061 1331,4054 1345,4047 1359,4040 1373,4019 1391,3973 1405,3973 1419,3970 1433,3970 1444,3970 1461,3970 1476,3959 1490,3948 1504,3945 1518,3941 1532,3867 1546,3857 1560,3853 1574,3850 1588,3821 1603,3818 1617,3811 1631,3807 1645,3807 1659,3709 1673,3702 1687,3673 1701,3673 1715,3673 1730,3666 1744,3656 1758,3642 1772,3620 1786,3617 1800,3599 1814,3522 1828,3522 1842,3522 1857,3518 1871,3518 1885,3518 1899,3518 1913,3515 1927,3511 1941,3511 1955,3504 1969,3504 1984,3451 1998,3423 2012,3373 2026,3373 2040,3373 2054,3373 2068,3373 2086,3370 2100,3370 2114,3363 2128,3363 2139,3349 2153,3349 2167,3349 2185,3328 2199,3324 2213,3239 2227,3225 2241,3208 2255,3169 2269,3126 2283,3095 2298,3088 2312,3074 2326,3059 2340,3038 2354,2975 2368,2971 2382,2954 2396,2925 2410,2925 2425,2925 2439,2925 2453,2897 2467,2894 2481,2890 2495,2887 2509,2869 2523,2841 2537,2805 2552,2791 2566,2788 2580,2777 2594,2777 2608,2777 2622,2777 2636,2777 2650,2777 2664,2774 2679,2774 2693,2774 2707,2774 2721,2774 2735,2774 2749,2774 2763,2774 2777,2767 2795,2767 2809,2767 2823,2763 2837,2756 2848,2753 2862,2753 2880,2738 2894,2728 2908,2724 2922,2724 2936,2721 2950,2717 2964,2717 2978,2714 2992,2707 3007,2707 3021,2707 3035,2707 3049,2707 3063,2703 3077,2700 3091,2700 3105,2689 3119,2668 3134,2668 3148,2668 3162,2668 3176,2668 3190,2626 3204,2626 3218,2626 3232,2626 3246,2626 3261,2626 3275,2626 3289,2622 3303,2622 3317,2618 3331,2618 3345,2618 3359,2615 3373,2608 3391,2601 3405,2597 3416,2597 3430,2590 3444,2587 3458,2576 3472,2544 3490,2541 3504,2527 3518,2520 3532,2499 3546,2495 3560,2495 3575,2495 3589,2491 3603,2488 3617,2488 3631,2484 3645,2477 3659,2477 3673,2477 3687,2477 3702,2474 3716,2474 3730,2463 3744,2456 3758,2446 3772,2442 3786,2435 3800,2435 3814,2428 3829,2421 3843,2421 3857,2417 3871,2414 3885,2410 3899,2410 3913,2407 3927,2382 3941,2350 3956,2347 3970,2333 3984,2326 3998,2326 4012,2326 4026,2322 4040,2322 4054,2322 4068,2315 4086,2305 4100,2301 4111,2301 4125,2297 4139,2283 4153,2259 4171,2259 4185,2259 4199,2259 4213,2255 4227,2252 4238,2252 4252,2252 4270,2227 4284,2220 4298,2206 4312,2178 4326,2178 4340,2174 4354,2174 4368,2174 4382,2174 4397,2170 4411,2170 4425,2167 4439,2163 4453,2163 4467,2163 4481,2135 4495,2135 4509,2135 4524,2135 4538,2128 4552,2125 4566,2121 4580,2118 4594,2118 4608,2118 4622,2114 4636,2110 4651,2110 4665,2103 4679,2100 4693,2100 4707,2096 4721,2089 4735,2079 4749,2079 4763,2072 4778,2058 4792,2058 4806,2058 4820,2054 4834,2054 4848,2026 4866,2026 4880,2026 4894,2026 4908,2026 4922,2026 4933,2022 4947,2022 4965,2022 4979,2022 4993,2019 5007,2012 5021,2012 5035,2008 5049,2008 5063,2001 5077,1998 5092,1991 5106,1973 5120,1966 5134,1962 5148,1962 5162,1955 5176,1952 5190,1945 5204,1934 5219,1931 5233,1931 5247,1895 5261,1895 5275,1881 5289,1878 5303,1878 5317,1878 5331,1878 5346,1878 5360,1878 5374,1878 5388,1878 5402,1856 5416,1856 5430,1856 5444,1846 5458,1842 5473,1839 5487,1839 5504,1832 5515,1821 5529,1818 5543,1811 5561,1797 5571,1793 5589,1782 5603,1779 5617,1768 5631,1765 5645,1751 5659,1740 5674,1740 5688,1726 5702,1726 5716,1726 5730,1726 5744,1726 5758,1726 5772,1726 5786,1726 5801,1722 5815,1722 5829,1715 5843,1708 5857,1708 5871,1708 5885,1705 5899,1701 5913,1694 5928,1694 5942,1694 5956,1691 5970,1652 5984,1648 5998,1648 6012,1645 6026,1641 6040,1627 6055,1627 6069,1613 6083,1602 6097,1602 6111,1592 6125,1588 6139,1588 6153,1578 6167,1578 6182,1578 6199,1578 6210,1578 6224,1574 6238,1574 6252,1574 6266,1574 6284,1574 6298,1574 6312,1557 6326,1546 6340,1543 6354,1532 6369,1518 6383,1507 6397,1507 6411,1507 6425,1507 6439,1507 6453,1490 6467,1475 6481,1468 6496,1465 6510,1461 6524,1451 6538,1447 6552,1447 6566,1447 6580,1426 6594,1423 6608,1401 6623,1398 6637,1331 6651,1296 6665,1281 6679,1281 6693,1281 6707,1278 6721,1278 6735,1264 6750,1260 6764,1253 6778,1225 6792,1207 6806,1207 6820,1207 6834,1207 6848,1162 6862,1140 6877,1130 6891,1126 6905,1109 6919,1105 6933,1102 6947,1091 6961,1066 6979,1066 6993,1049 7007,1049 7021,1031 7032,971 7046,936 7064,911 7078,911 7092,911 7106,900 7120,900 7134,900 7148,900 7162,900 7176,879 7191,869 7205,865 7219,865 7233,865 7247,858 7261,837 7275,830 7289,826 7303,823 7318,823 7332,809 7346,809 7360,791 7374,791 7388,788 7402,752 7416,752 7430,752 7445,752 7459,752 7473,728 7487,728 7501,696 7515,689 7529,685 7543,682 7557,678 7572,675 7586,675 7600,675 7614,675 7628,675 7642,675 7656,675 7674,671 7688,671 7702,664 7716,664 7727,657 7741,646 7759,646 7773,646 7787,646 7801,646 7815,646 7829,638 7843,624 7857,621 7871,621 7886,614 7900,610 7914,610 7928,610 7942,610 7956,603 7970,603 7984,603 7998,603 8013,603 8027,600 8041,600 8055,593 8069,593 8083,582 8097,578 8111,575 8125,550 8140,550 8154,526 8168,522 8182,522 8196,518 8210,518 8224,504 8238,487 8252,483 8267,469 8281,469 8295,469 8309,469 8323,466 8337,427 8351,409 8365,384 8379,384 8394,374 8411,360 8425,356 8436,346 8450,314 8468,310 8482,286 8496,272 8510,219 8524,0">
          <text:p/>
        </draw:polyline>
        <draw:frame draw:style-name="gr6" draw:text-style-name="P7" draw:layer="layout" svg:width="6.115cm" svg:height="0.556cm" draw:transform="rotate (1.5707963267949) translate (11.117cm 6.932cm)">
          <draw:text-box>
            <text:p text:style-name="P5"><text:span text:style-name="T2">Age of species' plan (years)</text:span></text:p>
          </draw:text-box>
        </draw:frame>
        <draw:frame draw:style-name="gr3" draw:text-style-name="P6" draw:layer="layout" svg:width="0.352cm" svg:height="0.556cm" svg:x="11.884cm" svg:y="13.175cm">
          <draw:text-box>
            <text:p text:style-name="P5"><text:span text:style-name="T1">0</text:span></text:p>
          </draw:text-box>
        </draw:frame>
        <draw:frame draw:style-name="gr3" draw:text-style-name="P6" draw:layer="layout" svg:width="0.552cm" svg:height="0.556cm" svg:x="11.803cm" svg:y="11.679cm">
          <draw:text-box>
            <text:p text:style-name="P5"><text:span text:style-name="T1">10</text:span></text:p>
          </draw:text-box>
        </draw:frame>
        <draw:line draw:style-name="gr5" draw:text-style-name="P1" draw:layer="layout" svg:x1="12.446cm" svg:y1="13.453cm" svg:x2="12.484cm" svg:y2="13.453cm">
          <text:p/>
        </draw:line>
        <draw:line draw:style-name="gr5" draw:text-style-name="P1" draw:layer="layout" svg:x1="12.446cm" svg:y1="11.958cm" svg:x2="12.484cm" svg:y2="11.958cm">
          <text:p/>
        </draw:line>
        <draw:line draw:style-name="gr5" draw:text-style-name="P1" draw:layer="layout" svg:x1="12.446cm" svg:y1="10.462cm" svg:x2="12.484cm" svg:y2="10.462cm">
          <text:p/>
        </draw:line>
        <draw:line draw:style-name="gr5" draw:text-style-name="P1" draw:layer="layout" svg:x1="12.446cm" svg:y1="8.966cm" svg:x2="12.484cm" svg:y2="8.966cm">
          <text:p/>
        </draw:line>
        <draw:line draw:style-name="gr5" draw:text-style-name="P1" draw:layer="layout" svg:x1="12.548cm" svg:y1="13.743cm" svg:x2="12.548cm" svg:y2="13.7cm">
          <text:p/>
        </draw:line>
        <draw:line draw:style-name="gr5" draw:text-style-name="P1" draw:layer="layout" svg:x1="14.682cm" svg:y1="13.743cm" svg:x2="14.682cm" svg:y2="13.7cm">
          <text:p/>
        </draw:line>
        <draw:line draw:style-name="gr5" draw:text-style-name="P1" draw:layer="layout" svg:x1="16.813cm" svg:y1="13.743cm" svg:x2="16.813cm" svg:y2="13.7cm">
          <text:p/>
        </draw:line>
        <draw:line draw:style-name="gr5" draw:text-style-name="P1" draw:layer="layout" svg:x1="18.951cm" svg:y1="13.743cm" svg:x2="18.951cm" svg:y2="13.7cm">
          <text:p/>
        </draw:line>
        <draw:line draw:style-name="gr5" draw:text-style-name="P1" draw:layer="layout" svg:x1="21.085cm" svg:y1="13.743cm" svg:x2="21.085cm" svg:y2="13.7cm">
          <text:p/>
        </draw:line>
        <draw:frame draw:style-name="gr3" draw:text-style-name="P6" draw:layer="layout" svg:width="0.552cm" svg:height="0.556cm" svg:x="11.803cm" svg:y="10.183cm">
          <draw:text-box>
            <text:p text:style-name="P5"><text:span text:style-name="T1">20</text:span></text:p>
          </draw:text-box>
        </draw:frame>
        <draw:frame draw:style-name="gr3" draw:text-style-name="P6" draw:layer="layout" svg:width="0.552cm" svg:height="0.556cm" svg:x="11.803cm" svg:y="8.687cm">
          <draw:text-box>
            <text:p text:style-name="P5"><text:span text:style-name="T1">30</text:span></text:p>
          </draw:text-box>
        </draw:frame>
        <draw:frame draw:style-name="gr3" draw:text-style-name="P6" draw:layer="layout" svg:width="0.352cm" svg:height="0.556cm" svg:x="12.406cm" svg:y="13.745cm">
          <draw:text-box>
            <text:p text:style-name="P5"><text:span text:style-name="T1">0</text:span></text:p>
          </draw:text-box>
        </draw:frame>
        <draw:frame draw:style-name="gr3" draw:text-style-name="P6" draw:layer="layout" svg:width="0.552cm" svg:height="0.556cm" svg:x="14.401cm" svg:y="13.745cm">
          <draw:text-box>
            <text:p text:style-name="P5"><text:span text:style-name="T1">25</text:span></text:p>
          </draw:text-box>
        </draw:frame>
        <draw:frame draw:style-name="gr3" draw:text-style-name="P6" draw:layer="layout" svg:width="0.552cm" svg:height="0.556cm" svg:x="16.536cm" svg:y="13.745cm">
          <draw:text-box>
            <text:p text:style-name="P5"><text:span text:style-name="T1">50</text:span></text:p>
          </draw:text-box>
        </draw:frame>
        <draw:frame draw:style-name="gr3" draw:text-style-name="P6" draw:layer="layout" svg:width="0.552cm" svg:height="0.556cm" svg:x="18.67cm" svg:y="13.745cm">
          <draw:text-box>
            <text:p text:style-name="P5"><text:span text:style-name="T1">75</text:span></text:p>
          </draw:text-box>
        </draw:frame>
        <draw:frame draw:style-name="gr3" draw:text-style-name="P6" draw:layer="layout" svg:width="0.828cm" svg:height="0.556cm" svg:x="20.762cm" svg:y="13.745cm">
          <draw:text-box>
            <text:p text:style-name="P5"><text:span text:style-name="T1">100</text:span></text:p>
          </draw:text-box>
        </draw:frame>
        <draw:frame draw:style-name="gr6" draw:text-style-name="P7" draw:layer="layout" svg:width="2.208cm" svg:height="0.556cm" svg:x="15.935cm" svg:y="14.228cm">
          <draw:text-box>
            <text:p text:style-name="P5"><text:span text:style-name="T2">Percentile</text:span></text:p>
          </draw:text-box>
        </draw:frame>
        <draw:frame draw:style-name="gr6" draw:text-style-name="P7" draw:layer="layout" svg:width="3.643cm" svg:height="0.556cm" draw:transform="rotate (1.5707963267949) translate (11.077cm 12.847cm)">
          <draw:text-box>
            <text:p text:style-name="P5"><text:span text:style-name="T2">Plan age (years)</text:span></text:p>
          </draw:text-box>
        </draw:frame>
        <draw:frame draw:style-name="gr8" draw:text-style-name="P9" draw:layer="layout" svg:width="0.777cm" svg:height="0.712cm" svg:x="2.286cm" svg:y="1.128cm">
          <draw:text-box>
            <text:p text:style-name="P8"><text:span text:style-name="T3">(a)</text:span></text:p>
          </draw:text-box>
        </draw:frame>
        <draw:frame draw:style-name="gr8" draw:text-style-name="P9" draw:layer="layout" svg:width="0.777cm" svg:height="0.712cm" svg:x="12.933cm" svg:y="1.128cm">
          <draw:text-box>
            <text:p text:style-name="P8"><text:span text:style-name="T3">(b)</text:span></text:p>
          </draw:text-box>
        </draw:frame>
        <draw:frame draw:style-name="gr8" draw:text-style-name="P9" draw:layer="layout" svg:width="0.743cm" svg:height="0.712cm" svg:x="13.053cm" svg:y="8.166cm">
          <draw:text-box>
            <text:p text:style-name="P8"><text:span text:style-name="T3">(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ans1" svg:font-family="'Liberation San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588cm" fo:page-height="27.93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1-25T10:16:43.923246000</dc:date>
    <meta:editing-duration>PT12M57S</meta:editing-duration>
    <meta:editing-cycles>2</meta:editing-cycles>
    <meta:generator>LibreOffice/5.4.4.2$MacOSX_X86_64 LibreOffice_project/2524958677847fb3bb44820e40380acbe820f960</meta:generator>
    <meta:document-statistic meta:object-count="102"/>
  </office:meta>
</office:document-meta>
</file>